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loext:contextual-spacing="false" fo:line-height="100%" fo:text-align="justify" style:justify-single-word="false" style:writing-mode="page"/>
      <style:text-properties officeooo:rsid="001c09e1" officeooo:paragraph-rsid="001c09e1"/>
    </style:style>
    <style:style style:name="P2" style:family="paragraph" style:parent-style-name="Standard">
      <style:paragraph-properties fo:margin-top="0.199cm" fo:margin-bottom="0cm" loext:contextual-spacing="false" fo:line-height="100%" fo:text-align="justify" style:justify-single-word="false" style:writing-mode="page"/>
      <style:text-properties fo:font-weight="bold" officeooo:rsid="001d5488" officeooo:paragraph-rsid="001d5488" style:font-weight-asian="bold" style:font-weight-complex="bold"/>
    </style:style>
    <style:style style:name="P3" style:family="paragraph" style:parent-style-name="Standard">
      <style:paragraph-properties fo:margin-top="0.199cm" fo:margin-bottom="0cm" loext:contextual-spacing="false" fo:line-height="100%" fo:text-align="justify" style:justify-single-word="false" style:writing-mode="page"/>
      <style:text-properties officeooo:rsid="001d5488" officeooo:paragraph-rsid="001d5488"/>
    </style:style>
    <style:style style:name="P4" style:family="paragraph" style:parent-style-name="Standard">
      <style:paragraph-properties fo:margin-top="0.199cm" fo:margin-bottom="0cm" loext:contextual-spacing="false" fo:line-height="100%" fo:text-align="justify" style:justify-single-word="false" style:writing-mode="page"/>
      <style:text-properties fo:font-variant="small-caps" fo:font-size="14pt" fo:font-weight="bold" officeooo:rsid="001c09e1" officeooo:paragraph-rsid="00213582" style:font-size-asian="14pt" style:font-weight-asian="bold" style:font-size-complex="14pt" style:font-weight-complex="bold" loext:shadow="none"/>
    </style:style>
    <style:style style:name="P5" style:family="paragraph" style:parent-style-name="Standard">
      <style:paragraph-properties fo:margin-top="0.199cm" fo:margin-bottom="0cm" loext:contextual-spacing="false" fo:line-height="100%" fo:text-align="center" style:justify-single-word="false" style:writing-mode="page"/>
      <style:text-properties fo:font-variant="small-caps" fo:font-size="14pt" fo:font-weight="bold" officeooo:rsid="001c09e1" officeooo:paragraph-rsid="001c09e1" style:font-size-asian="14pt" style:font-weight-asian="bold" style:font-size-complex="14pt" style:font-weight-complex="bold" loext:shadow="none"/>
    </style:style>
    <style:style style:name="P6" style:family="paragraph" style:parent-style-name="Standard">
      <style:paragraph-properties fo:margin-top="0.199cm" fo:margin-bottom="0cm" loext:contextual-spacing="false" fo:line-height="100%" fo:text-align="center" style:justify-single-word="false" style:writing-mode="page"/>
      <style:text-properties fo:font-variant="small-caps" fo:font-size="14pt" fo:font-weight="bold" officeooo:rsid="001c09e1" officeooo:paragraph-rsid="00213582" style:font-size-asian="14pt" style:font-weight-asian="bold" style:font-size-complex="14pt" style:font-weight-complex="bold" loext:shadow="none"/>
    </style:style>
    <style:style style:name="P7" style:family="paragraph" style:parent-style-name="Standard">
      <style:paragraph-properties fo:margin-top="0.199cm" fo:margin-bottom="0cm" loext:contextual-spacing="false" fo:line-height="100%" fo:text-align="end" style:justify-single-word="false" style:writing-mode="page"/>
      <style:text-properties fo:font-size="12pt" fo:font-weight="normal" officeooo:rsid="001d5488" officeooo:paragraph-rsid="001d548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.199cm" fo:margin-bottom="0cm" loext:contextual-spacing="false" fo:line-height="150%" fo:text-align="justify" style:justify-single-word="false" style:writing-mode="page"/>
      <style:text-properties fo:font-size="14pt" fo:font-weight="bold" officeooo:rsid="001c09e1" officeooo:paragraph-rsid="001c09e1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.199cm" fo:margin-bottom="0cm" loext:contextual-spacing="false" fo:line-height="100%" fo:text-align="justify" style:justify-single-word="false" fo:text-indent="0cm" style:auto-text-indent="false" style:writing-mode="page"/>
      <style:text-properties fo:font-weight="bold" officeooo:rsid="001d5488" officeooo:paragraph-rsid="001d5488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officeooo:rsid="00213582" officeooo:paragraph-rsid="00213582"/>
    </style:style>
    <style:style style:name="P11" style:family="paragraph" style:parent-style-name="Text_20_body">
      <style:paragraph-properties fo:text-align="justify" style:justify-single-word="false"/>
      <style:text-properties officeooo:rsid="0021674f" officeooo:paragraph-rsid="0021674f"/>
    </style:style>
    <style:style style:name="P12" style:family="paragraph" style:parent-style-name="Text_20_body">
      <style:paragraph-properties fo:text-align="justify" style:justify-single-word="false"/>
      <style:text-properties officeooo:rsid="00221579" officeooo:paragraph-rsid="00221579"/>
    </style:style>
    <style:style style:name="P13" style:family="paragraph" style:parent-style-name="Text_20_body">
      <style:paragraph-properties fo:text-align="justify" style:justify-single-word="false"/>
      <style:text-properties officeooo:rsid="00226690" officeooo:paragraph-rsid="00226690"/>
    </style:style>
    <style:style style:name="P14" style:family="paragraph" style:parent-style-name="Text_20_body">
      <style:paragraph-properties fo:text-align="justify" style:justify-single-word="false"/>
      <style:text-properties officeooo:rsid="0022daa7" officeooo:paragraph-rsid="0022daa7"/>
    </style:style>
    <style:style style:name="P15" style:family="paragraph" style:parent-style-name="Standard" style:list-style-name="L1">
      <style:paragraph-properties fo:margin-top="0.199cm" fo:margin-bottom="0cm" loext:contextual-spacing="false" fo:line-height="100%" fo:text-align="justify" style:justify-single-word="false" style:writing-mode="page"/>
      <style:text-properties officeooo:rsid="001d5488" officeooo:paragraph-rsid="001d5488"/>
    </style:style>
    <style:style style:name="P16" style:family="paragraph" style:parent-style-name="Standard" style:list-style-name="L2">
      <style:paragraph-properties fo:margin-top="0.199cm" fo:margin-bottom="0cm" loext:contextual-spacing="false" fo:line-height="100%" fo:text-align="justify" style:justify-single-word="false" style:writing-mode="page"/>
      <style:text-properties officeooo:rsid="001d5488" officeooo:paragraph-rsid="001d5488"/>
    </style:style>
    <style:style style:name="P17" style:family="paragraph" style:parent-style-name="Standard" style:list-style-name="L3">
      <style:paragraph-properties fo:margin-top="0.199cm" fo:margin-bottom="0cm" loext:contextual-spacing="false" fo:line-height="100%" fo:text-align="justify" style:justify-single-word="false" style:writing-mode="page"/>
      <style:text-properties officeooo:rsid="001d5488" officeooo:paragraph-rsid="001d5488"/>
    </style:style>
    <style:style style:name="P18" style:family="paragraph" style:parent-style-name="Text_20_body" style:list-style-name="L4">
      <style:paragraph-properties fo:text-align="justify" style:justify-single-word="false"/>
      <style:text-properties officeooo:rsid="0021674f" officeooo:paragraph-rsid="0021674f"/>
    </style:style>
    <style:style style:name="P19" style:family="paragraph" style:parent-style-name="Text_20_body" style:list-style-name="L4">
      <style:paragraph-properties fo:text-align="justify" style:justify-single-word="false"/>
      <style:text-properties officeooo:rsid="00221579" officeooo:paragraph-rsid="00221579"/>
    </style:style>
    <style:style style:name="P20" style:family="paragraph" style:parent-style-name="Text_20_body" style:list-style-name="L4">
      <style:paragraph-properties fo:text-align="justify" style:justify-single-word="false"/>
      <style:text-properties officeooo:rsid="00258259" officeooo:paragraph-rsid="00221579"/>
    </style:style>
    <style:style style:name="P21" style:family="paragraph" style:parent-style-name="Text_20_body" style:list-style-name="L4">
      <style:paragraph-properties fo:text-align="justify" style:justify-single-word="false"/>
      <style:text-properties officeooo:rsid="00226690" officeooo:paragraph-rsid="00226690"/>
    </style:style>
    <style:style style:name="T1" style:family="text">
      <style:text-properties officeooo:rsid="001e18b0"/>
    </style:style>
    <style:style style:name="T2" style:family="text">
      <style:text-properties officeooo:rsid="001e5fa4"/>
    </style:style>
    <style:style style:name="T3" style:family="text">
      <style:text-properties officeooo:rsid="00213582"/>
    </style:style>
    <style:style style:name="T4" style:family="text">
      <style:text-properties officeooo:rsid="0021674f"/>
    </style:style>
    <style:style style:name="T5" style:family="text">
      <style:text-properties officeooo:rsid="00226690"/>
    </style:style>
    <style:style style:name="T6" style:family="text">
      <style:text-properties officeooo:rsid="0024c0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ylviane Vieira</text:p>
      <text:p text:style-name="P7">LP DA2I</text:p>
      <text:p text:style-name="P5">Conférence n°1</text:p>
      <text:p text:style-name="P5">Le logiciel libre en entreprise</text:p>
      <text:p text:style-name="P5">Alexandre Martins – Stormshield</text:p>
      <text:p text:style-name="P8"/>
      <text:p text:style-name="P2">L’intervenant</text:p>
      <text:p text:style-name="P1">Alexandre Martins est développeur réseau chez Stormshield. Il est plus particulièrement en charge de la sécurité des flux réseau et firewall.</text:p>
      <text:p text:style-name="P1">Il est développeur cryptographie et développeur système (kernel/driver). Il travaille sur freeBSD. A. Martins s’occupe des solutions de sécurité utilisateurs pour les entreprises clientes de Stormshield et assure le soutien technique sur les infrastructures.</text:p>
      <text:p text:style-name="P1"/>
      <text:p text:style-name="P2">Une histoire d’Unix </text:p>
      <text:p text:style-name="P9">Dates principales :</text:p>
      <text:list xml:id="list6818125797872474049" text:style-name="L1">
        <text:list-item>
          <text:p text:style-name="P15">1938 : Z1 → première machine programmable (capable de faire des additions) → premier programmeur est une programmeuse !</text:p>
        </text:list-item>
      </text:list>
      <text:list xml:id="list2261540331614891824" text:style-name="L2">
        <text:list-item>
          <text:p text:style-name="P16">1956 : premier ordinateur à transistor – premiers disques durs (RAMAC, 1 tonne, 5Mo)</text:p>
        </text:list-item>
        <text:list-item>
          <text:p text:style-name="P16">1964 : ancêtre d’Unix → MULTICS</text:p>
        </text:list-item>
        <text:list-item>
          <text:p text:style-name="P16">1969 – 1973 – 1976 : Unix Time Sharing System, respectivement v1 (Thompson-Ritchie), v4 (écrit en C), v6.</text:p>
        </text:list-item>
        <text:list-item>
          <text:p text:style-name="P16">1978 : premier BSD (OS de Berkeley, basé sur Unix v6)</text:p>
        </text:list-item>
      </text:list>
      <text:p text:style-name="P3"/>
      <text:p text:style-name="P2">Caractéristiques</text:p>
      <text:list xml:id="list8400464291197579044" text:style-name="L3">
        <text:list-item>
          <text:p text:style-name="P17">découpé en petites tâches facilement maintenables</text:p>
        </text:list-item>
        <text:list-item>
          <text:p text:style-name="P17">algorithmes simples (utiliser les bibliothèques)</text:p>
        </text:list-item>
        <text:list-item>
          <text:p text:style-name="P17">instrumentation</text:p>
        </text:list-item>
        <text:list-item>
          <text:p text:style-name="P17">structures de données simples </text:p>
        </text:list-item>
        <text:list-item>
          <text:p text:style-name="P17">données prédominent → d’abord conception des données puis code</text:p>
        </text:list-item>
      </text:list>
      <text:p text:style-name="P3"/>
      <text:p text:style-name="P2">Mon avis sur la conférence</text:p>
      <text:p text:style-name="P3">Très enthousiaste au départ car je pensais que la conférence porterait plus sur le travail d’Alexandre Martins<text:span text:style-name="T2"> </text:span>qui semble <text:span text:style-name="T2">passionnant et sur l’entreprise Stormshield.</text:span></text:p>
      <text:p text:style-name="P3">J’ai été très vite surprise de voir qu’il nous faisait plus un cours d’Unix dans cette première partie. Très intéressant mais loin de l’attendu donc un peu déçue. Des anecdotes s<text:span text:style-name="T1">ympathiques et bien illustrées</text:span> lorsqu’il s’éloignait de son <text:span text:style-name="T1">support de présentation</text:span>.</text:p>
      <text:p text:style-name="P3">Curieuse d’assister à la suite de sa présentation.</text:p>
      <text:p text:style-name="P3"/>
      <text:p text:style-name="P6"><text:soft-page-break/>Conférence n°<text:span text:style-name="T3">2</text:span></text:p>
      <text:p text:style-name="P6">Le logiciel libre en entreprise</text:p>
      <text:p text:style-name="P6">Alexandre Martins – Stormshield</text:p>
      <text:p text:style-name="P4"/>
      <text:p text:style-name="P10">Au cours de cette deuxième partie de la conférence, Alexandre Martins nous a présenté différents outils libres.</text:p>
      <text:p text:style-name="P10">Il a commencé par nous montrer les firewalls développés par Stormshield <text:span text:style-name="T4">(apport de matériel)</text:span></text:p>
      <text:p text:style-name="P11">Nous avons ensuite abordé :</text:p>
      <text:list xml:id="list6942657760002839024" text:style-name="L4">
        <text:list-item>
          <text:p text:style-name="P18">les principales distributions commerciales et communautaires (Debian, Linux, Arch, BSD), leurs avantages et inconvénients</text:p>
        </text:list-item>
        <text:list-item>
          <text:p text:style-name="P19">les distributions modernes de type Ubuntu</text:p>
        </text:list-item>
        <text:list-item>
          <text:p text:style-name="P19">les serveurs et leur utilisation :</text:p>
          <text:list>
            <text:list-item>
              <text:p text:style-name="P19">Apache pour les serveurs Web</text:p>
            </text:list-item>
            <text:list-item>
              <text:p text:style-name="P19">Sendmail/ Postfix pour les FAI</text:p>
            </text:list-item>
            <text:list-item>
              <text:p text:style-name="P19">Bind/NSD pour les DNS</text:p>
            </text:list-item>
          </text:list>
        </text:list-item>
        <text:list-item>
          <text:p text:style-name="P20">les différents outils libres : éditeurs (vim), images (Gimp), navigateurs, MUA (Thunderbird), langages de programmation (Perl, PHP, Python,...) et traitement de texte</text:p>
        </text:list-item>
        <text:list-item>
          <text:p text:style-name="P19">les formats libres</text:p>
        </text:list-item>
        <text:list-item>
          <text:p text:style-name="P21">les outils les plus utilisés en entreprise</text:p>
        </text:list-item>
      </text:list>
      <text:p text:style-name="P12">Une grande partie de la présentation a été consacrée <text:span text:style-name="T5">aux avantages et inconvénients de la contribution d’une entreprise au développement des logiciels libres, en prenant l’exemple de Stormshield et FreeBSD.</text:span></text:p>
      <text:p text:style-name="P13">Stormshield utilise FreeBSD pour le développement de son moteur de prévention d’attaques, Firewall ASQ (en référence à Villeneuve d’Ascq). Stormshield a ainsi beaucoup contribué à VPN IPSec (à partir du projet ICAME).</text:p>
      <text:p text:style-name="P13">Stormshield tire beaucoup d’avantages du fait de reverser les modifications liées à son moteur de prévention d’attaque, notamment une facilitation des mises à jour et une notoriété (sachant que d’autres grandes entreprises telles que NetFlix contribuent à FreeBSD). Par ailleurs, les développeurs autorisés à push directement leurs patchs reçoivent le retour de pointures du développement partout dans le monde (chercheurs, ingénieurs,..).</text:p>
      <text:p text:style-name="P14">Seules les modifications propriétaires et les demandes spécifiques client (notamment lorsque le code est écrit à la va-vite) ne sont pas reversées. </text:p>
      <text:p text:style-name="P10">Cette deuxième partie était beaucoup plus intéressante car beaucoup plus concrète et en lien direct avec la société Stormshield et le travail d’Alexandre Martins. <text:span text:style-name="T6">Le lien entre les entreprises et les communautés d’utilisateurs de logiciels libres était bien illustré et vraiment très intéress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9:30:18.226000000</meta:creation-date>
    <dc:date>2017-09-28T21:17:44.355355095</dc:date>
    <meta:editing-duration>PT17M1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570" meta:character-count="3797" meta:non-whitespace-character-count="3283"/>
  </office:meta>
</office:document-meta>
</file>